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15b295" officeooo:paragraph-rsid="0015b295" style:font-size-asian="13.1000003814697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15b295" officeooo:paragraph-rsid="0015b295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3pt" officeooo:rsid="0015b295" officeooo:paragraph-rsid="0015b295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size="13pt" fo:font-weight="bold" officeooo:rsid="0015b295" officeooo:paragraph-rsid="0015b295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position="0% 100%" fo:font-size="14pt" fo:font-weight="bold" officeooo:rsid="0095b541" officeooo:paragraph-rsid="0095b541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3pt" fo:font-weight="bold" officeooo:rsid="0015b295" officeooo:paragraph-rsid="0015b295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3pt" fo:font-weight="bold" officeooo:rsid="009616dc" officeooo:paragraph-rsid="009616dc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3pt" fo:font-weight="bold" officeooo:rsid="0098de80" officeooo:paragraph-rsid="0098de80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3pt" fo:font-weight="bold" officeooo:rsid="0098de80" officeooo:paragraph-rsid="0099f618" style:font-size-asian="13pt" style:font-weight-asian="bold" style:font-size-complex="13pt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officeooo:rsid="0093708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AT 512 – Assignment <text:span text:style-name="T2">8</text:span></text:p>
      <text:p text:style-name="P1"/>
      <text:p text:style-name="P3">Vignesh M. Pagadala</text:p>
      <text:p text:style-name="P1"><text:a xlink:type="simple" xlink:href="mailto:Vignesh.Pagadala@ColoState.Edu" text:style-name="Internet_20_link" text:visited-style-name="Visited_20_Internet_20_Link"><text:span text:style-name="T1">Vignesh.Pagadala@ColoState.Edu</text:span></text:a></text:p>
      <text:p text:style-name="P3"/>
      <text:p text:style-name="P4"/>
      <text:p text:style-name="P7">1. Create two-way interaction plots separately for each plant type (Grass/Forb). (4 pts) This can</text:p>
      <text:p text:style-name="P7">be done by first calculating treatment means (using aggregate or dplyr), then using code</text:p>
      <text:p text:style-name="P7">something like this:</text:p>
      <text:p text:style-name="P7">library(ggplot2) qplot(x = Herb, y = Biomass, colour = Water, group = Water, data = SumStats) + geom_line() + facet_grid(. ~ Type)</text:p>
      <text:p text:style-name="P8">ANSWER:</text:p>
      <text:p text:style-name="P8"/>
      <text:p text:style-name="P8"/>
      <text:p text:style-name="P7">2. Fit the three-way model with all interactions. Include the Type 3 ANOVA table in your</text:p>
      <text:p text:style-name="P7">assignment. You should find evidence of a 3 way interaction.</text:p>
      <text:p text:style-name="P9">ANSWER:</text:p>
      <text:p text:style-name="P9"/>
      <text:p text:style-name="P7">3. Consider the diagnostics plots and discuss whether model assumptions are satisfied.</text:p>
      <text:p text:style-name="P9">ANSWER:</text:p>
      <text:p text:style-name="P9"/>
      <text:p text:style-name="P7">4. Use emmeans to calculate pairwise comparisons of Water (1 vs 2) for each level of Herb and</text:p>
      <text:p text:style-name="P7">Type. You can use code something like this:</text:p>
      <text:p text:style-name="P7">emmeans(Model1, pairwise ~ Water|Herb*Type)</text:p>
      <text:p text:style-name="P9">ANSWER:</text:p>
      <text:p text:style-name="P9"/>
      <text:p text:style-name="P7">5. Include the Type 3 ANOVA table in your assignment.</text:p>
      <text:p text:style-name="P9">ANSWER:</text:p>
      <text:p text:style-name="P9"/>
      <text:p text:style-name="P7">6. Consider the diagnostics plots and discuss whether model assumptions are satisfied.</text:p>
      <text:p text:style-name="P9">ANSWER:</text:p>
      <text:p text:style-name="P9"/>
      <text:p text:style-name="P7">7. Use emmeans to calculate pairwise comparisons of Water (1 vs 2) for each level of Herb.</text:p>
      <text:p text:style-name="P9">ANSWER:</text:p>
      <text:p text:style-name="P9"/>
      <text:p text:style-name="P7">8. Calculate the LSD value (ME for difference between means) corresponding to the comparisons</text:p>
      <text:p text:style-name="P7">from the previous question. Show your work for full credit. Hint: See ExpDesign2 slide 81.</text:p>
      <text:p text:style-name="P7">Recall that you can check your calculation using the SE value given in the output from the</text:p>
      <text:p text:style-name="P7">previous question.</text:p>
      <text:p text:style-name="P9">ANSWER:</text:p>
      <text:p text:style-name="P9"/>
      <text:p text:style-name="P7">9. Use emmeans to calculate the comparison of Water (1 vs 2) averaging over the levels of Herb.</text:p>
      <text:p text:style-name="P9">ANSWER:</text:p>
      <text:p text:style-name="P9"/>
      <text:p text:style-name="P7">10. Calculate the LSD value (ME for difference between means) corresponding to the comparisons from the previous question. Show your work for full credit. See hints from #8.</text:p>
      <text:p text:style-name="P9">ANSWER:</text:p>
      <text:p text:style-name="P9"><text:soft-page-break/></text:p>
      <text:p text:style-name="P7">11. Comparing your LSD values from questions #8 (interaction comparison) and #10 (main effect</text:p>
      <text:p text:style-name="P7">comparison), which comparison has higher power? Briefly discuss.Questions 12 through 15: Now fit a two-way model (including interaction) for Grass only.</text:p>
      <text:p text:style-name="P9">ANSWER:</text:p>
      <text:p text:style-name="P9"/>
      <text:p text:style-name="P7">12. Include the Type 3 ANOVA table in your assignment.</text:p>
      <text:p text:style-name="P9">ANSWER:</text:p>
      <text:p text:style-name="P9"/>
      <text:p text:style-name="P7">13. Consider the diagnostics plots and discuss whether model assumptions are satisfied.</text:p>
      <text:p text:style-name="P9">ANSWER:</text:p>
      <text:p text:style-name="P9"/>
      <text:p text:style-name="P7">14. Use emmeans to calculate pairwise comparisons of Water (1 vs 2) for each level of Herb.</text:p>
      <text:p text:style-name="P9">ANSWER:</text:p>
      <text:p text:style-name="P9"/>
      <text:p text:style-name="P7">15. Would it be appropriate to calculate the comparison of Water (1 vs 2) averaging over the levels of Herb? Briefly discuss.</text:p>
      <text:p text:style-name="P9">ANSWER:</text:p>
      <text:p text:style-name="P9"/>
      <text:p text:style-name="P7">16. The comparisons from #7 and #14 were also considered in #4. Considering the corresponding</text:p>
      <text:p text:style-name="P7">results from the combined analysis (#4) versus the split analysis (#7, #14), briefly discuss what is</text:p>
      <text:p text:style-name="P7">the same and what is different. Specifically, consider the estimated difference, corresponding SE</text:p>
      <text:p text:style-name="P7">and df. (4 pts)</text:p>
      <text:p text:style-name="P9">ANSWER:</text:p>
      <text:p text:style-name="P9"/>
      <text:p text:style-name="P7">17. Give (at least) one reason why we might prefer to split the analysis by Type (running separate</text:p>
      <text:p text:style-name="P7">2way ANOVAs for Grass and Forb). Your answer should be based on the output.</text:p>
      <text:p text:style-name="P9">ANSWER:</text:p>
      <text:p text:style-name="P9"/>
      <text:p text:style-name="P7">18. Give (at least) one weakness of splitting the analysis “by type” as compared to the full 3way</text:p>
      <text:p text:style-name="P7">ANOVA model.</text:p>
      <text:p text:style-name="P9">ANSWER:</text:p>
      <text:p text:style-name="P9"/>
      <text:p text:style-name="P7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2:31:19.746384808</meta:creation-date>
    <dc:date>2019-04-24T12:25:04.199318259</dc:date>
    <meta:editing-duration>P1DT15H29M10S</meta:editing-duration>
    <meta:editing-cycles>115</meta:editing-cycles>
    <meta:generator>LibreOffice/6.0.7.3$Linux_X86_64 LibreOffice_project/00m0$Build-3</meta:generator>
    <meta:document-statistic meta:table-count="0" meta:image-count="0" meta:object-count="0" meta:page-count="2" meta:paragraph-count="54" meta:word-count="477" meta:character-count="2923" meta:non-whitespace-character-count="2499"/>
  </office:meta>
</office:document-meta>
</file>